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ded1" officeooo:paragraph-rsid="000fde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es.reactjs.org/docs" text:style-name="Internet_20_link" text:visited-style-name="Visited_20_Internet_20_Link">https://es.reactjs.org/docs</text:a></text:p>
      <text:p text:style-name="Standard"/>
      <text:p text:style-name="Standard"><text:a xlink:type="simple" xlink:href="https://es.reactjs.org/docs/create-a-new-react-app.html#create-react-app" text:style-name="Internet_20_link" text:visited-style-name="Visited_20_Internet_20_Link">https://es.reactjs.org/docs/create-a-new-react-app.html#create-react-app</text:a></text:p>
      <text:p text:style-name="Standard"/>
      <text:p text:style-name="P1">SAP</text:p>
      <text:p text:style-name="P1">Single Page Application</text:p>
      <text:p text:style-name="P1"/>
      <text:p text:style-name="P1">en terminal:</text:p>
      <text:p text:style-name="P1">&gt;node -v</text:p>
      <text:p text:style-name="P1"/>
      <text:p text:style-name="P1">&gt;npm -v </text:p>
      <text:p text:style-name="P1"/>
      <text:p text:style-name="P1">npx create-react-app miapp</text:p>
      <text:p text:style-name="P1">cd miapp</text:p>
      <text:p text:style-name="P1">npm star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2:04:25.948488314</meta:creation-date>
    <dc:date>2019-08-07T16:52:17.096244195</dc:date>
    <meta:editing-duration>PT4H37M41S</meta:editing-duration>
    <meta:editing-cycles>1</meta:editing-cycles>
    <meta:document-statistic meta:table-count="0" meta:image-count="0" meta:object-count="0" meta:page-count="1" meta:paragraph-count="10" meta:word-count="19" meta:character-count="196" meta:non-whitespace-character-count="186"/>
    <meta:generator>LibreOffice/6.0.7.3$Linux_X86_64 LibreOffice_project/00m0$Build-3</meta:generator>
  </office:meta>
</office:document-meta>
</file>